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6-10-10</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Recommended practices|outline" text:style-name="Internet_20_link" text:visited-style-name="Internet_20_link">Appendix: Recommended practices</text:a><text:tab/>61</text:p>
          <text:p text:style-name="P6">17.1<text:a xlink:type="simple" xlink:href="#17.1. Scope Storables privately|outline" text:style-name="Internet_20_link" text:visited-style-name="Internet_20_link"> <text:s/>Scope Storables privately</text:a><text:tab/>61</text:p>
          <text:p text:style-name="P6">17.2<text:a xlink:type="simple" xlink:href="#17.2. Primary key design|outline" text:style-name="Internet_20_link" text:visited-style-name="Internet_20_link"> <text:s/>Primary key design</text:a><text:tab/>61</text:p>
          <text:p text:style-name="P6">17.3<text:a xlink:type="simple" xlink:href="#17.3. Versioning|outline" text:style-name="Internet_20_link" text:visited-style-name="Internet_20_link"> <text:s/>Versioning</text:a><text:tab/>61</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n independent 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2</text:page-number> of <text:page-count style:num-format="1">62</text:page-count><text:tab/>Copyright <text:date style:data-style-name="N106" text:date-value="2006-08-13T15:37:41.41" text:fixed="true">2006</text:date> Amazon Technologies Inc.<text:tab/><text:modification-date style:data-style-name="N84">2006-10-10</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_project/680m1$Build-8990</meta:generator>
    <dc:title>Carbonado User Guide</dc:title>
    <meta:initial-creator>Brian S O'Neill</meta:initial-creator>
    <meta:creation-date>2005-12-28T22:07:00</meta:creation-date>
    <dc:date>2006-10-10T15:33:26</dc:date>
    <meta:print-date>2006-01-06T16:58:00</meta:print-date>
    <dc:language>en-US</dc:language>
    <meta:editing-cycles>405</meta:editing-cycles>
    <meta:editing-duration>PT13H5M10S</meta:editing-duration>
    <meta:user-defined meta:name="Info 1"/>
    <meta:user-defined meta:name="Info 2"/>
    <meta:user-defined meta:name="Info 3"/>
    <meta:user-defined meta:name="Info 4"/>
    <meta:document-statistic meta:table-count="2" meta:image-count="0" meta:object-count="0" meta:page-count="62" meta:paragraph-count="1224" meta:word-count="14273" meta:character-count="99698"/>
  </office:meta>
</office:document-meta>
</file>